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Heading_20_2">
      <style:text-properties style:font-name="Arial" fo:font-size="12pt" style:font-size-asian="12pt" style:font-size-complex="12pt"/>
    </style:style>
    <style:style style:name="P3" style:family="paragraph" style:parent-style-name="Heading_20_3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12pt" fo:font-style="italic" style:font-size-asian="12pt" style:font-size-complex="12pt"/>
    </style:style>
    <style:style style:name="P5" style:family="paragraph" style:parent-style-name="Text_20_body" style:list-style-name="L1">
      <style:text-properties style:font-name="Arial" fo:font-size="12pt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Arial" fo:font-size="12pt" fo:font-style="italic" style:font-size-asian="12pt" style:font-size-complex="12pt"/>
    </style:style>
    <style:style style:name="P8" style:family="paragraph" style:parent-style-name="Text_20_body" style:list-style-name="L1">
      <style:text-properties style:font-name="Arial" fo:font-size="12pt" fo:font-weight="bold" style:font-size-asian="12pt" style:font-size-complex="12pt"/>
    </style:style>
    <style:style style:name="P9" style:family="paragraph" style:parent-style-name="Text_20_body" style:list-style-name="L2">
      <style:text-properties style:font-name="Arial" fo:font-size="12pt" style:font-size-asian="12pt" style:font-size-complex="12pt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text-properties style:font-name="Arial" fo:font-size="12pt" style:font-size-asian="12pt" style:font-size-complex="12pt"/>
    </style:style>
    <style:style style:name="P12" style:family="paragraph" style:parent-style-name="Text_20_body" style:list-style-name="L3"/>
    <style:style style:name="P13" style:family="paragraph" style:parent-style-name="Horizontal_20_Line">
      <style:text-properties style:font-name="Arial" fo:font-size="12pt" style:font-size-asian="12pt" style:font-size-complex="12pt"/>
    </style:style>
    <style:style style:name="P14" style:family="paragraph" style:parent-style-name="Text_20_body" style:list-style-name="L4">
      <style:text-properties style:font-name="Arial" fo:font-size="12pt" style:font-size-asian="12pt" style:font-size-complex="12pt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text-properties style:font-name="Arial" fo:font-size="12pt" style:font-size-asian="12pt" style:font-size-complex="12pt"/>
    </style:style>
    <style:style style:name="P17" style:family="paragraph" style:parent-style-name="Text_20_body" style:list-style-name="L5"/>
    <style:style style:name="P18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fo:font-weight="bold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de Contratos: Guia de Utilização</text:p>
      <text:p text:style-name="P1">Este guia explica como utilizar o módulo de Contratos do <text:span text:style-name="T1">CA360</text:span> tanto no modo <text:span text:style-name="T1">Offline</text:span> (sem internet ou para maior rapidez) quanto no modo <text:span text:style-name="T1">Online</text:span> (buscando dados em tempo real).</text:p>
      <text:h text:style-name="P2" text:outline-level="2">1. MODO OFFLINE</text:h>
      <text:p text:style-name="P1">Use este modo se o computador de destino não tem acesso à internet, se a conexão é lenta ou se você deseja máxima rapidez no uso do aplicativo.</text:p>
      <text:h text:style-name="P3" text:outline-level="3">Parte A: Preparando o Banco de Dados</text:h>
      <text:p text:style-name="P4">(Realize esta etapa em um computador COM acesso à internet)</text:p>
      <text:list text:style-name="L1">
        <text:list-item>
          <text:p text:style-name="P5">Abra o aplicativo <text:span text:style-name="T1">CA360</text:span>. Aguarde o carregamento (uma janela preta de sistema abrirá junto, mantenha-a aberta).</text:p>
        </text:list-item>
        <text:list-item>
          <text:p text:style-name="P5">No menu lateral esquerdo, clique no ícone de <text:span text:style-name="T1">Contratos</text:span> (segundo ícone de cima para baixo).</text:p>
        </text:list-item>
      </text:list>
      <text:p text:style-name="Text_20_body"/>
      <text:list text:continue-numbering="true" text:style-name="L1">
        <text:list-item>
          <text:p text:style-name="P5">Clique no botão de <text:span text:style-name="T1">Configurações</text:span> (ícone da engrenagem azul).</text:p>
        </text:list-item>
        <text:list-item>
          <text:p text:style-name="P6"><text:span text:style-name="T2">Uma janela se abrirá. Localize o campo </text:span><text:span text:style-name="T3">"Buscar para uso OFFLINE"</text:span><text:span text:style-name="T2"> e digite o número da UASG desejada (Ex: </text:span><text:span text:style-name="Source_20_Text"><text:span text:style-name="T2">787010</text:span></text:span><text:span text:style-name="T2">).</text:span></text:p>
          <text:list>
            <text:list-item>
              <text:p text:style-name="P6"><text:span text:style-name="Source_20_Text"><text:span text:style-name="T2"/></text:span></text:p>
            </text:list-item>
          </text:list>
        </text:list-item>
        <text:list-item>
          <text:p text:style-name="P5">Clique no botão <text:span text:style-name="T1">"Fazer DB"</text:span>. O download iniciará. Aguarde a mensagem de confirmação do aplicativo.</text:p>
          <text:list>
            <text:list-item>
              <text:p text:style-name="P7">Nota: Se precisar de mais UASGs, repita o processo para cada número desejado.</text:p>
            </text:list-item>
            <text:list-item>
              <text:p text:style-name="P6"><text:span text:style-name="Source_20_Text"><text:span text:style-name="T2"/></text:span></text:p>
            </text:list-item>
          </text:list>
        </text:list-item>
        <text:list-item>
          <text:p text:style-name="P8">Transferência de Arquivo (Apenas se for mudar de computador):</text:p>
          <text:list>
            <text:list-item>
              <text:p text:style-name="P5">Vá até a pasta onde o aplicativo está instalado.</text:p>
            </text:list-item>
            <text:list-item>
              <text:p text:style-name="P6"><text:span text:style-name="T2">Abra a pasta </text:span><text:span text:style-name="Source_20_Text"><text:span text:style-name="T2">database</text:span></text:span><text:span text:style-name="T2">.</text:span></text:p>
            </text:list-item>
            <text:list-item>
              <text:p text:style-name="P6"><text:span text:style-name="T2">Copie o arquivo </text:span><text:span text:style-name="Source_20_Text"><text:span text:style-name="T2">gerenciador_uasg.db</text:span></text:span><text:span text:style-name="T2">.</text:span></text:p>
            </text:list-item>
            <text:list-item>
              <text:p text:style-name="P6"><text:span text:style-name="T2">Leve este arquivo para o computador de destino e cole-o dentro da pasta </text:span><text:span text:style-name="Source_20_Text"><text:span text:style-name="T2">database</text:span></text:span><text:span text:style-name="T2"> do aplicativo lá instalado.</text:span></text:p>
            </text:list-item>
          </text:list>
        </text:list-item>
      </text:list>
      <text:h text:style-name="P3" text:outline-level="3">Parte B: Ativando o Uso Offline</text:h>
      <text:p text:style-name="P4">(No computador onde você usará o aplicativo)</text:p>
      <text:list text:style-name="L2">
        <text:list-item>
          <text:p text:style-name="P9"><text:soft-page-break/>Na tela inicial de Contratos (aba "Buscar UASG"), clique novamente na <text:span text:style-name="T1">Engrenagem Azul</text:span>.</text:p>
        </text:list-item>
        <text:list-item>
          <text:p text:style-name="P9">Localize a opção <text:span text:style-name="T1">"Modo de Obtenção de Dados"</text:span>.</text:p>
        </text:list-item>
        <text:list-item>
          <text:p text:style-name="P9">Verifique a cor do botão:</text:p>
          <text:list>
            <text:list-item>
              <text:p text:style-name="P9"><text:span text:style-name="T1">Verde:</text:span> Está Online. Clique para mudar.</text:p>
            </text:list-item>
            <text:list-item>
              <text:p text:style-name="P9"><text:span text:style-name="T1">Vermelho:</text:span> Está <text:span text:style-name="T1">Offline</text:span>. (Este é o modo correto para ler o banco de dados salvo).</text:p>
            </text:list-item>
            <text:list-item>
              <text:p text:style-name="P10"><text:span text:style-name="Source_20_Text"><text:span text:style-name="T2">[INSERIR PRINT/GIF: Trocando o botão de Verde para Vermelho]</text:span></text:span></text:p>
            </text:list-item>
          </text:list>
        </text:list-item>
        <text:list-item>
          <text:p text:style-name="P9">Feche a janela de configurações.</text:p>
        </text:list-item>
      </text:list>
      <text:h text:style-name="P3" text:outline-level="3">Parte C: Visualizando os Dados Offline</text:h>
      <text:list text:style-name="L3">
        <text:list-item>
          <text:p text:style-name="P11">No menu superior, clique na aba <text:span text:style-name="T1">"Visualizar Tabelas"</text:span> (o botão ficará azul).</text:p>
          <text:list>
            <text:list-item>
              <text:p text:style-name="P12"><text:span text:style-name="Source_20_Text"><text:span text:style-name="T2">[INSERIR PRINT/GIF: Clicando na aba "Visualizar Tabelas"]</text:span></text:span></text:p>
            </text:list-item>
          </text:list>
        </text:list-item>
        <text:list-item>
          <text:p text:style-name="P11">A tabela carregará os contratos da UASG salva.</text:p>
        </text:list-item>
        <text:list-item>
          <text:p text:style-name="P11"><text:span text:style-name="T1">Trocar de UASG:</text:span> Se você baixou múltiplas UASGs, clique no botão <text:span text:style-name="T1">"UASG"</text:span> (que possui uma seta para baixo). Uma lista aparecerá; clique na unidade que deseja carregar.</text:p>
          <text:list>
            <text:list-item>
              <text:p text:style-name="P12"><text:span text:style-name="Source_20_Text"><text:span text:style-name="T2">[INSERIR PRINT/GIF: Clicando no menu UASG e selecionando outra unidade]</text:span></text:span></text:p>
            </text:list-item>
          </text:list>
        </text:list-item>
        <text:list-item>
          <text:p text:style-name="P11"><text:span text:style-name="T1">Conferência:</text:span> Olhe para o canto superior direito do aplicativo. Lá aparecerá o número da UASG carregada e o nome resumido do órgão, confirmando que os dados estão corretos.</text:p>
          <text:list>
            <text:list-item>
              <text:p text:style-name="P12"><text:span text:style-name="Source_20_Text"><text:span text:style-name="T2">[INSERIR PRINT/GIF: Destaque para o label com Nome/UASG no canto direito]</text:span></text:span></text:p>
            </text:list-item>
          </text:list>
        </text:list-item>
      </text:list>
      <text:p text:style-name="P13"/>
      <text:h text:style-name="P2" text:outline-level="2">2. MODO ONLINE</text:h>
      <text:p text:style-name="P1">Use este modo em computadores com acesso à API do Comprasnet para buscar dados atualizados em tempo real.</text:p>
      <text:list text:style-name="L4">
        <text:list-item>
          <text:p text:style-name="P14">Abra o aplicativo e clique no ícone de <text:span text:style-name="T1">Contratos</text:span> no menu lateral esquerdo.</text:p>
        </text:list-item>
        <text:list-item>
          <text:p text:style-name="P14">Na tela inicial ("Buscar UASG"), localize o campo <text:span text:style-name="T1">"Digite o número do UASG"</text:span>.</text:p>
        </text:list-item>
        <text:list-item>
          <text:p text:style-name="P14">Insira o código desejado no campo.</text:p>
          <text:list>
            <text:list-item>
              <text:p text:style-name="P15"><text:span text:style-name="Source_20_Text"><text:span text:style-name="T2">[INSERIR PRINT/GIF: Digitando o número da UASG na tela inicial]</text:span></text:span></text:p>
            </text:list-item>
          </text:list>
        </text:list-item>
        <text:list-item>
          <text:p text:style-name="P14">Clique no botão <text:span text:style-name="T1">"Criação ou atualização da tabela"</text:span> (botão com ícone de nuvem/download).</text:p>
        </text:list-item>
        <text:list-item>
          <text:p text:style-name="P14"><text:soft-page-break/>Aguarde o carregamento. Assim que finalizar, o aplicativo mudará automaticamente para a aba <text:span text:style-name="T1">"Visualizar Tabelas"</text:span>.</text:p>
          <text:list>
            <text:list-item>
              <text:p text:style-name="P15"><text:span text:style-name="Source_20_Text"><text:span text:style-name="T2">[INSERIR PRINT/GIF: Clicando no botão de atualização e a troca automática de aba]</text:span></text:span></text:p>
            </text:list-item>
          </text:list>
        </text:list-item>
      </text:list>
      <text:p text:style-name="P13"/>
      <text:h text:style-name="P2" text:outline-level="2">3. COMO VER DETALHES DO CONTRATO</text:h>
      <text:p text:style-name="P4">(Funciona da mesma forma para Online e Offline)</text:p>
      <text:list text:style-name="L5">
        <text:list-item>
          <text:p text:style-name="P16">Na aba <text:span text:style-name="T1">"Visualizar Tabelas"</text:span>, localize o contrato que deseja analisar.</text:p>
        </text:list-item>
        <text:list-item>
          <text:p text:style-name="P16">Clique com o <text:span text:style-name="T1">botão direito do mouse</text:span> sobre a linha do contrato.</text:p>
        </text:list-item>
        <text:list-item>
          <text:p text:style-name="P16">Uma caixa de opções aparecerá. Clique com o botão esquerdo em <text:span text:style-name="T1">"Ver detalhes"</text:span>.</text:p>
          <text:list>
            <text:list-item>
              <text:p text:style-name="P17"><text:span text:style-name="Source_20_Text"><text:span text:style-name="T2">[INSERIR PRINT/GIF: Clicando com botão direito e selecionando "Ver detalhes"]</text:span></text:span></text:p>
            </text:list-item>
          </text:list>
        </text:list-item>
        <text:list-item>
          <text:p text:style-name="P16">A janela com todas as informações detalhadas do contrato será aberta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0:01:21.573753200</meta:creation-date>
    <dc:date>2025-12-01T10:44:10.691760200</dc:date>
    <meta:editing-duration>PT3M30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52" meta:word-count="612" meta:character-count="3567" meta:non-whitespace-character-count="3044"/>
  </office:meta>
</office:document-meta>
</file>